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azli" svg:font-family="Nazl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 style:writing-mode="rl-tb"/>
      <style:text-properties style:font-name="Nazli" fo:font-size="18pt" style:font-size-asian="18pt" style:font-name-complex="Nazli" style:font-size-complex="18pt" style:language-complex="fa" style:country-complex="IR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Times New Roman" fo:font-size="16pt" style:font-size-asian="16pt" style:font-name-complex="Nazli" style:font-size-complex="16pt" style:language-complex="fa" style:country-complex="IR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Times New Roman" fo:font-size="14pt" style:font-size-asian="14pt" style:font-name-complex="Nazli" style:font-size-complex="14pt" style:language-complex="fa" style:country-complex="IR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Times New Roman" fo:font-size="16pt" fo:font-weight="bold" style:font-size-asian="16pt" style:font-weight-asian="bold" style:font-name-complex="Nazli" style:font-size-complex="16pt" style:language-complex="fa" style:country-complex="IR" style:font-weight-complex="bold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style:font-name="Times New Roman" fo:font-size="14pt" style:font-size-asian="14pt" style:font-name-complex="Nazli" style:font-size-complex="14pt" style:language-complex="fa" style:country-complex="IR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Times New Roman" fo:font-size="18pt" style:font-size-asian="18pt" style:font-name-complex="Nazli" style:font-size-complex="18pt" style:language-complex="fa" style:country-complex="IR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style:font-name="Times New Roman" fo:font-size="12pt" style:font-size-asian="12pt" style:font-name-complex="Nazli" style:font-size-complex="12pt" style:language-complex="fa" style:country-complex="IR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Times New Roman" fo:font-size="12pt" style:font-size-asian="12pt" style:font-name-complex="Nazli" style:font-size-complex="12pt" style:language-complex="fa" style:country-complex="IR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Times New Roman" fo:font-size="12pt" fo:font-weight="normal" style:font-size-asian="12pt" style:font-weight-asian="normal" style:font-name-complex="Nazli" style:font-size-complex="12pt" style:language-complex="fa" style:country-complex="IR" style:font-weight-complex="normal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font-name="Times New Roman" fo:font-size="10.5pt" style:font-size-asian="10.5pt" style:font-name-complex="Nazli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.5pt" style:font-size-asian="10.5pt" style:font-name-complex="Nazli" style:font-size-complex="10.5pt"/>
    </style:style>
    <style:style style:name="P12" style:family="paragraph" style:parent-style-name="Standard">
      <style:paragraph-properties fo:text-align="center" style:justify-single-word="false" style:writing-mode="rl-tb"/>
      <style:text-properties style:font-name="Times New Roman" fo:font-size="12pt" fo:font-weight="normal" style:font-size-asian="12pt" style:font-weight-asian="normal" style:font-name-complex="Nazli" style:font-size-complex="12pt" style:language-complex="fa" style:country-complex="IR" style:font-weight-complex="normal"/>
    </style:style>
    <style:style style:name="P13" style:family="paragraph" style:parent-style-name="Standard" style:list-style-name="L2">
      <style:paragraph-properties fo:text-align="end" style:justify-single-word="false" style:writing-mode="rl-tb"/>
      <style:text-properties style:font-name="Times New Roman" fo:font-size="14pt" style:font-size-asian="14pt" style:font-name-complex="Nazli" style:font-size-complex="14pt" style:language-complex="fa" style:country-complex="IR"/>
    </style:style>
    <style:style style:name="P14" style:family="paragraph" style:parent-style-name="Standard" style:list-style-name="L2">
      <style:paragraph-properties fo:text-align="end" style:justify-single-word="false" style:writing-mode="rl-tb"/>
      <style:text-properties style:font-name="Times New Roman" fo:font-size="12pt" style:font-size-asian="12pt" style:font-name-complex="Nazli" style:font-size-complex="12pt" style:language-complex="fa" style:country-complex="IR"/>
    </style:style>
    <style:style style:name="P15" style:family="paragraph" style:parent-style-name="Standard" style:list-style-name="L2">
      <style:paragraph-properties fo:text-align="end" style:justify-single-word="false" style:writing-mode="rl-tb"/>
      <style:text-properties style:font-name="Times New Roman" fo:font-size="18pt" style:font-size-asian="18pt" style:font-name-complex="Nazli" style:font-size-complex="18pt" style:language-complex="fa" style:country-complex="IR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Times New Roman" fo:font-size="12pt" style:font-size-asian="12pt" style:font-name-complex="Nazli" style:font-size-complex="12pt" style:language-complex="fa" style:country-complex="IR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 New" fo:font-size="10pt" style:font-size-asian="10pt" style:font-name-complex="Courier New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fo:color="#dc2300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dc2300" fo:font-size="12pt" style:font-size-asian="12pt" style:font-size-complex="12pt"/>
    </style:style>
    <text:list-style style:name="L1">
      <text:list-level-style-number text:level="1" style:num-suffix="." style:num-format="i">
        <style:list-level-properties text:space-before="0.25in" text:min-label-width="0.25in" fo:text-align="end"/>
      </text:list-level-style-number>
      <text:list-level-style-number text:level="2" text:style-name="Numbering_20_Symbols" style:num-suffix="." style:num-format="1">
        <style:list-level-properties text:space-before="0.5in" text:min-label-width="0.25in" fo:text-align="end"/>
      </text:list-level-style-number>
      <text:list-level-style-number text:level="3" text:style-name="Numbering_20_Symbols" style:num-suffix="." style:num-format="1">
        <style:list-level-properties text:space-before="0.75in" text:min-label-width="0.25in" fo:text-align="end"/>
      </text:list-level-style-number>
      <text:list-level-style-number text:level="4" text:style-name="Numbering_20_Symbols" style:num-suffix="." style:num-format="1">
        <style:list-level-properties text:space-before="1in" text:min-label-width="0.25in" fo:text-align="end"/>
      </text:list-level-style-number>
      <text:list-level-style-number text:level="5" text:style-name="Numbering_20_Symbols" style:num-suffix="." style:num-format="1">
        <style:list-level-properties text:space-before="1.25in" text:min-label-width="0.25in" fo:text-align="end"/>
      </text:list-level-style-number>
      <text:list-level-style-number text:level="6" text:style-name="Numbering_20_Symbols" style:num-suffix="." style:num-format="1">
        <style:list-level-properties text:space-before="1.5in" text:min-label-width="0.25in" fo:text-align="end"/>
      </text:list-level-style-number>
      <text:list-level-style-number text:level="7" text:style-name="Numbering_20_Symbols" style:num-suffix="." style:num-format="1">
        <style:list-level-properties text:space-before="1.75in" text:min-label-width="0.25in" fo:text-align="end"/>
      </text:list-level-style-number>
      <text:list-level-style-number text:level="8" text:style-name="Numbering_20_Symbols" style:num-suffix="." style:num-format="1">
        <style:list-level-properties text:space-before="2in" text:min-label-width="0.25in" fo:text-align="end"/>
      </text:list-level-style-number>
      <text:list-level-style-number text:level="9" text:style-name="Numbering_20_Symbols" style:num-suffix="." style:num-format="1">
        <style:list-level-properties text:space-before="2.25in" text:min-label-width="0.25in" fo:text-align="end"/>
      </text:list-level-style-number>
      <text:list-level-style-number text:level="10" text:style-name="Numbering_20_Symbols" style:num-suffix="." style:num-format="1">
        <style:list-level-properties text:space-before="2.5in" text:min-label-width="0.25in" fo:text-align="end"/>
      </text:list-level-style-number>
    </text:list-style>
    <text:list-style style:name="L2">
      <text:list-level-style-bullet text:level="1" text:style-name="Bullet_20_Symbols" style:num-suffix="." text:bullet-char="✔">
        <style:list-level-properties text:space-before="0.2425in" text:min-label-width="0.25in" fo:text-align="end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 fo:text-align="end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 fo:text-align="end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 fo:text-align="end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 fo:text-align="end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 fo:text-align="end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 fo:text-align="end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 fo:text-align="end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 fo:text-align="end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 fo:text-align="end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تغییرات اعمال شده به روی</text:p>
      <text:p text:style-name="P1"><text:s/>نرم افزار <text:span text:style-name="T1">Centric CRM نسخه ۴</text:span></text:p>
      <text:p text:style-name="P2">توسط</text:p>
      <text:p text:style-name="P2">OPXi Call Manager</text:p>
      <text:p text:style-name="P2"/>
      <text:p text:style-name="P2"/>
      <text:p text:style-name="P2"/>
      <text:p text:style-name="P3">بهراد زاری</text:p>
      <text:p text:style-name="P3">شنبه، ۶ آبان ۸۵</text:p>
      <text:p text:style-name="P3"/>
      <text:p text:style-name="P3"/>
      <text:p text:style-name="P3"/>
      <text:p text:style-name="P4">۱ <text:s text:c="2"/>تغییرات کد</text:p>
      <text:list text:style-name="L1">
        <text:list-item text:start-value="1">
          <text:p text:style-name="P5">دستکاری متد <text:span text:style-name="T2">load </text:span>در<text:span text:style-name="T3">org.aspcfs.apps.transfer.writer.cfshttpxmlwriter.CFSHttpXMLWriter.java</text:span><text:span text:style-name="T4"> </text:span>مطابق با متد<text:span text:style-name="T4"> </text:span><text:span text:style-name="T2">save </text:span>در همان کلاس برای اجرای فیلتر در جستجو ها در ماژول<text:span text:style-name="T2"> HTTP-XML API.</text:span></text:p>
        </text:list-item>
      </text:list>
      <text:p text:style-name="P6"/>
      <text:list text:style-name="L1" text:continue-numbering="true">
        <text:list-item>
          <text:p text:style-name="P5">افزودن متد <text:span text:style-name="T5">public void select( Connection db ) throws SQLException</text:span> به کلاس <text:span text:style-name="T3">org.aspcfs.modules.relationships.base.RelationshipList</text:span><text:span text:style-name="T2"> </text:span>در ماژول اصلی <text:span text:style-name="T2">Centric CRM</text:span></text:p>
          <text:p text:style-name="P7"/>
        </text:list-item>
        <text:list-item>
          <text:p text:style-name="P5">دستکاری ... برای پشتیبانی از <text:span text:style-name="T3">RelationshipList</text:span> در جستجوی "اپراتور مقدم". <text:span text:style-name="T6">(در حال انجام)</text:span></text:p>
        </text:list-item>
      </text:list>
      <text:p text:style-name="P6"/>
      <text:p text:style-name="P6"/>
      <text:p text:style-name="P8"/>
      <text:p text:style-name="P4">۲ <text:s text:c="2"/>تغییرات در پایگاه داده</text:p>
      <text:p text:style-name="P4"><text:tab/><text:span text:style-name="T7">افزودن ۴ سطر اطلاعات زیر به جدول </text:span><text:span text:style-name="T8">sync_table:</text:span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org.aspcfs.utils.web.CustomLookupElement</text:p>
          </table:table-cell>
          <table:table-cell table:style-name="Table1.B1" office:value-type="string">
            <text:p text:style-name="P10">lookupRelationshipTypes</text:p>
          </table:table-cell>
        </table:table-row>
        <table:table-row>
          <table:table-cell table:style-name="Table1.A2" office:value-type="string">
            <text:p text:style-name="P10">org.aspcfs.utils.web.CustomLookupList</text:p>
          </table:table-cell>
          <table:table-cell table:style-name="Table1.B2" office:value-type="string">
            <text:p text:style-name="P10">lookupRelationshipTypesList</text:p>
          </table:table-cell>
        </table:table-row>
        <table:table-row>
          <table:table-cell table:style-name="Table1.A2" office:value-type="string">
            <text:p text:style-name="P11">org.aspcfs.modules.relationships.base.Relationship</text:p>
          </table:table-cell>
          <table:table-cell table:style-name="Table1.B2" office:value-type="string">
            <text:p text:style-name="P11">relationship</text:p>
          </table:table-cell>
        </table:table-row>
        <table:table-row>
          <table:table-cell table:style-name="Table1.A2" office:value-type="string">
            <text:p text:style-name="P11">org.aspcfs.modules.relationships.base.RelationshipList</text:p>
          </table:table-cell>
          <table:table-cell table:style-name="Table1.B2" office:value-type="string">
            <text:p text:style-name="P11">relationshipList</text:p>
          </table:table-cell>
        </table:table-row>
      </table:table>
      <text:p text:style-name="P12"/>
      <text:p text:style-name="P9"/>
      <text:p text:style-name="P9"/>
      <text:p text:style-name="P9"/>
      <text:p text:style-name="P4">۲ <text:s text:c="2"/>ماژول های لازم زمان اجرا (برای <text:span text:style-name="T9">OPXi Call Manager</text:span>)</text:p>
      <text:list text:style-name="L2">
        <text:list-item>
          <text:p text:style-name="P13">ماژول <text:span text:style-name="T2">jsse.jar</text:span> برای استفاده از <text:span text:style-name="T2">Sun</text:span> <text:span text:style-name="T2">SSL</text:span> <text:span text:style-name="T2">Factory</text:span> در <text:span text:style-name="T2">HTTP-XML</text:span> <text:span text:style-name="T2">API</text:span></text:p>
          <text:p text:style-name="P14"/>
        </text:list-item>
        <text:list-item>
          <text:p text:style-name="P13">ماژول کامپایل شده HTTP-XML API</text:p>
        </text:list-item>
      </text:list>
      <text:p text:style-name="P8"/>
      <text:list text:style-name="L2">
        <text:list-item text:start-value="1">
          <text:p text:style-name="P15"><text:span text:style-name="T9">ماژول </text:span><text:span text:style-name="T2">aspcfs.jar </text:span><text:span text:style-name="T9">بعد از کامپایل مجدد به همراه تغییرات بالا. </text:span><text:span text:style-name="T10">( در مورد لزوم استفاده از این ماژول بازبینی مجدد لازم است)</text:span></text:p>
          <text:p text:style-name="P13"/>
        </text:list-item>
        <text:list-item>
          <text:p text:style-name="P13">ماژول <text:s/><text:span text:style-name="T2">darkhorseventures.jar </text:span><text:span text:style-name="T10">( در مورد لزوم استفاده از این ماژول بازبینی مجدد لازم است)</text:span></text:p>
          <text:p text:style-name="P13"/>
        </text:list-item>
      </text:list>
      <text:p text:style-name="P1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azli" svg:font-family="Nazl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Behrad Zari</meta:initial-creator>
    <meta:creation-date>2006-10-28T08:37:12</meta:creation-date>
    <dc:creator>Behrad Zari</dc:creator>
    <dc:date>2006-10-28T11:52:42</dc:date>
    <dc:language>en-US</dc:language>
    <meta:editing-cycles>75</meta:editing-cycles>
    <meta:editing-duration>PT1H5M5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5" meta:word-count="160" meta:character-count="1206"/>
  </office:meta>
</office:document-meta>
</file>